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Unit.x( long d , long m , long o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imeUnit.toNanos( long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Unit.toMillis( long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Unit.timedJoin( Thread thread , long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meUnit.toMicros( long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Unit.TimeUnit( int index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meUnit.excessNanos( long d , long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imeUnit.sleep( long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meUnit.toMinutes( long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Unit.toDays( long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Unit.timedWait( Object obj , long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meUni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Unit.toSeconds( long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Unit.toHours( long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Unit.convert( long d , TimeUnit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Unit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